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Pi" svg:font-family="SymbolPi"/>
    <style:font-face style:name="Source Serif Pro Light1" svg:font-family="'Source Serif Pro Light'" style:font-family-generic="roman"/>
    <style:font-face style:name="Lucida Sans1" svg:font-family="'Lucida Sans'" style:font-family-generic="swiss"/>
    <style:font-face style:name="Source Serif Pro Light" svg:font-family="'Source Serif Pro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P1" style:family="paragraph" style:parent-style-name="Table_20_Contents">
      <style:text-properties style:font-name="Source Serif Pro Light"/>
    </style:style>
    <style:style style:name="P2" style:family="paragraph" style:parent-style-name="Table_20_Contents">
      <style:paragraph-properties fo:text-align="center" style:justify-single-word="false"/>
      <style:text-properties style:font-name="Source Serif Pro Light"/>
    </style:style>
    <style:style style:name="P3" style:family="paragraph" style:parent-style-name="Text_20_body">
      <style:paragraph-properties fo:text-align="end" style:justify-single-word="false"/>
      <style:text-properties style:font-name="Source Serif Pro Light"/>
    </style:style>
    <style:style style:name="P4" style:family="paragraph" style:parent-style-name="Standard">
      <style:text-properties style:font-name="Source Serif Pro Light" fo:font-weight="normal" style:font-weight-asian="normal" style:font-weight-complex="normal"/>
    </style:style>
    <style:style style:name="P5" style:family="paragraph" style:parent-style-name="Standard">
      <style:text-properties style:font-name="Source Serif Pro Light" fo:font-weight="normal" style:font-weight-asian="normal" style:font-weight-complex="normal"/>
    </style:style>
    <style:style style:name="P6" style:family="paragraph" style:parent-style-name="Standard">
      <style:text-properties style:font-name="Source Serif Pro Light" fo:font-style="italic" fo:font-weight="normal" style:font-style-asian="italic" style:font-weight-asian="normal" style:font-style-complex="italic" style:font-weight-complex="normal"/>
    </style:style>
    <style:style style:name="P7" style:family="paragraph" style:parent-style-name="Standard">
      <style:text-properties style:font-name="Source Serif Pro Light" fo:font-style="normal" fo:font-weight="normal" style:font-style-asian="normal" style:font-weight-asian="normal" style:font-style-complex="normal" style:font-weight-complex="normal"/>
    </style:style>
    <style:style style:name="T1" style:family="text">
      <style:text-properties style:text-position="super 58%" fo:font-weight="normal" style:font-weight-asian="normal" style:font-weight-complex="normal"/>
    </style:style>
    <style:style style:name="T2" style:family="text">
      <style:text-properties style:font-name-asian="SimSun" style:font-name-complex="Lucida Sans"/>
    </style:style>
    <style:style style:name="T3" style:family="text">
      <style:text-properties style:font-name="Source Serif Pro Light1" style:font-name-asian="Source Serif Pro Light1" style:font-name-complex="Source Serif Pro Light1"/>
    </style:style>
    <style:style style:name="T4" style:family="text">
      <style:text-properties style:text-position="sub 58%"/>
    </style:style>
    <style:style style:name="T5" style:family="text">
      <style:text-properties style:text-position="sub 58%" fo:font-style="normal" style:font-style-asian="normal" style:font-style-complex="normal"/>
    </style:style>
    <style:style style:name="T6" style:family="text">
      <style:text-properties style:text-position="0% 100%"/>
    </style:style>
    <style:style style:name="T7" style:family="text">
      <style:text-properties fo:font-style="normal" style:font-style-asian="normal" style:font-style-complex="normal"/>
    </style:style>
    <style:style style:name="T8" style:family="text">
      <style:text-properties style:font-name="SymbolPi"/>
    </style:style>
    <style:style style:name="T9" style:family="text">
      <style:text-properties style:font-name="SymbolPi" fo:font-style="normal" style:font-style-asian="normal" style:font-style-complex="normal"/>
    </style:style>
    <style:style style:name="T10"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etske Leroux – Bachelor en Sciences Informatiques 2<text:span text:style-name="T1">ème </text:span></text:p>
      <table:table table:name="Tableau1" table:style-name="Tableau1">
        <table:table-column table:style-name="Tableau1.A"/>
        <table:table-row>
          <table:table-cell table:style-name="Tableau1.A1" office:value-type="string">
            <text:p text:style-name="P1"/>
            <text:p text:style-name="P2">9. </text:p>
            <text:p text:style-name="P2">Data processing inequality. </text:p>
            <text:p text:style-name="P2">The main consequences for practice and its applicability. </text:p>
            <text:p text:style-name="P2"/>
          </table:table-cell>
        </table:table-row>
      </table:table>
      <text:p text:style-name="P4"/>
      <text:p text:style-name="P6">Rappel <text:span text:style-name="T7">: Markov</text:span></text:p>
      <text:p text:style-name="P6"><text:span text:style-name="T7">Premier Ordre : p(x</text:span><text:span text:style-name="T5">i</text:span><text:span text:style-name="T7">|x</text:span><text:span text:style-name="T5">i-1</text:span><text:span text:style-name="T7">,x</text:span><text:span text:style-name="T5">i-2</text:span><text:span text:style-name="T7">,...,x</text:span><text:span text:style-name="T5">1</text:span><text:span text:style-name="T7">) </text:span><text:span text:style-name="T9">Þ</text:span><text:span text:style-name="T7">p(x</text:span><text:span text:style-name="T5">i</text:span><text:span text:style-name="T7">|x</text:span><text:span text:style-name="T5">i-1</text:span><text:span text:style-name="T7">) </text:span>présume la dépendance d'un élément dans le passé</text:p>
      <text:p text:style-name="P7">Deuxième ordre : p(x<text:span text:style-name="T4">i</text:span>|x<text:span text:style-name="T4">i-1</text:span>,x<text:span text:style-name="T4">i-2</text:span>,...,x<text:span text:style-name="T4">1</text:span>) <text:span text:style-name="T8">Þ</text:span>p(x<text:span text:style-name="T4">i</text:span>|x<text:span text:style-name="T4">i-1</text:span><text:span text:style-name="T6">, x</text:span><text:span text:style-name="T4">i-2 </text:span>) <text:span text:style-name="T10">présume la dépendance de deux éléments dans le passé</text:span></text:p>
      <text:p text:style-name="P4">etc. </text:p>
      <text:p text:style-name="P4"/>
      <text:p text:style-name="P4">Soit la chaîne de Markov p<text:span text:style-name="T4">X,Y,Z</text:span>(x,y,z) = p<text:span text:style-name="T4">X</text:span>(x)p<text:span text:style-name="T4">Y|X</text:span><text:span text:style-name="T6">(y|x)p</text:span><text:span text:style-name="T4">Z|Y</text:span><text:span text:style-name="T6">(z|y)</text:span></text:p>
      <text:p text:style-name="P4"/>
      <text:p text:style-name="P4">Supposons dans la pratique que nous avons une image. On peut la définir par une variable X. Après application d'un processus entre X et Y on obtient Y <text:s/>qui est une distorsion de l'image de base (X). <text:line-break/>Maintenant à partir de cette image Y, si on essaie de l'améliorer en une troisième image Z, on ne va pas réussir car aucun processus ne peut le faire. Ce qui nous amène à l'inégalité suivante : <text:s/><text:span text:style-name="T2">I(X;Y) </text:span><text:span text:style-name="T3">≥</text:span><text:span text:style-name="T2"> I(X;Z) ou bien I(Y;Z) </text:span><text:span text:style-name="T3">≥ I(X;Z)</text:span></text:p>
      <text:p text:style-name="P4"><text:span text:style-name="T3">La quantité d'information ne peut pas être augmentée par aucun processus Z = g(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Pi" svg:font-family="SymbolPi"/>
    <style:font-face style:name="Source Serif Pro Light1" svg:font-family="'Source Serif Pro Light'" style:font-family-generic="roman"/>
    <style:font-face style:name="Lucida Sans1" svg:font-family="'Lucida Sans'" style:font-family-generic="swiss"/>
    <style:font-face style:name="Source Serif Pro Light" svg:font-family="'Source Serif Pro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etske L</meta:initial-creator>
    <meta:creation-date>2020-06-21T09:22:36.88</meta:creation-date>
    <dc:date>2020-06-24T21:21:45.13</dc:date>
    <dc:creator>Oetske L</dc:creator>
    <meta:editing-duration>PT1H29M39S</meta:editing-duration>
    <meta:editing-cycles>4</meta:editing-cycles>
    <meta:generator>OpenOffice/4.1.4$Win32 OpenOffice.org_project/414m5$Build-9788</meta:generator>
    <meta:document-statistic meta:table-count="1" meta:image-count="0" meta:object-count="0" meta:page-count="1" meta:paragraph-count="11" meta:word-count="157" meta:character-count="956"/>
  </office:meta>
</office:document-meta>
</file>